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:.B25])/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26:.B50])/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176:.B200])/25"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SUM([.B201:.B225])/25" office:value-type="float" office:value="6.36" calcext:value-type="float">
            <text:p>6,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B226:.B250])/25" office:value-type="float" office:value="12.96" calcext:value-type="float">
            <text:p>12,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SUM([.B251:.B275])/25" office:value-type="float" office:value="26.96" calcext:value-type="float">
            <text:p>26,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SUM([.B276:.B300])/25" office:value-type="float" office:value="55.88" calcext:value-type="float">
            <text:p>55,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formula="of:=SUM([.B301:.B325])/25" office:value-type="float" office:value="102.52" calcext:value-type="float">
            <text:p>102,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 table:formula="of:=SUM([.B326:.B350])/25" office:value-type="float" office:value="205.6" calcext:value-type="float">
            <text:p>205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3" calcext:value-type="float">
            <text:p>633</text:p>
          </table:table-cell>
          <table:table-cell table:formula="of:=SUM([.B351:.B375])/25" office:value-type="float" office:value="502.96" calcext:value-type="float">
            <text:p>502,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9" calcext:value-type="float">
            <text:p>989</text:p>
          </table:table-cell>
          <table:table-cell table:formula="of:=SUM([.B376:.B400])/25" office:value-type="float" office:value="896.2" calcext:value-type="float">
            <text:p>896,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04" calcext:value-type="float">
            <text:p>17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31" calcext:value-type="float">
            <text:p>163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9" calcext:value-type="float">
            <text:p>20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43" calcext:value-type="float">
            <text:p>16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1" calcext:value-type="float">
            <text:p>16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76" calcext:value-type="float">
            <text:p>167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38" calcext:value-type="float">
            <text:p>163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74" calcext:value-type="float">
            <text:p>167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34" calcext:value-type="float">
            <text:p>1634</text:p>
          </table:table-cell>
          <table:table-cell table:formula="of:=SUM([.B401:.B425])/25" office:value-type="float" office:value="1683.8" calcext:value-type="float">
            <text:p>1683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16" calcext:value-type="float">
            <text:p>32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76" calcext:value-type="float">
            <text:p>347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69" calcext:value-type="float">
            <text:p>36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1" calcext:value-type="float">
            <text:p>319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08" calcext:value-type="float">
            <text:p>37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54" calcext:value-type="float">
            <text:p>465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89" calcext:value-type="float">
            <text:p>41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69" calcext:value-type="float">
            <text:p>32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66" calcext:value-type="float">
            <text:p>326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57" calcext:value-type="float">
            <text:p>325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56" calcext:value-type="float">
            <text:p>32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68" calcext:value-type="float">
            <text:p>32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67" calcext:value-type="float">
            <text:p>326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7" calcext:value-type="float">
            <text:p>33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57" calcext:value-type="float">
            <text:p>325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85" calcext:value-type="float">
            <text:p>32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67" calcext:value-type="float">
            <text:p>326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87" calcext:value-type="float">
            <text:p>328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87" calcext:value-type="float">
            <text:p>3687</text:p>
          </table:table-cell>
          <table:table-cell table:formula="of:=SUM([.B426:.B450])/25" office:value-type="float" office:value="3430.68" calcext:value-type="float">
            <text:p>3430,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3" calcext:value-type="float">
            <text:p>67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04" calcext:value-type="float">
            <text:p>64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26" calcext:value-type="float">
            <text:p>662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45" calcext:value-type="float">
            <text:p>64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28" calcext:value-type="float">
            <text:p>70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72" calcext:value-type="float">
            <text:p>63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45" calcext:value-type="float">
            <text:p>64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86" calcext:value-type="float">
            <text:p>63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33" calcext:value-type="float">
            <text:p>65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59" calcext:value-type="float">
            <text:p>675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53" calcext:value-type="float">
            <text:p>65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93" calcext:value-type="float">
            <text:p>67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01" calcext:value-type="float">
            <text:p>91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00" calcext:value-type="float">
            <text:p>7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27" calcext:value-type="float">
            <text:p>65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33" calcext:value-type="float">
            <text:p>67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02" calcext:value-type="float">
            <text:p>81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01" calcext:value-type="float">
            <text:p>92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92" calcext:value-type="float">
            <text:p>639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09" calcext:value-type="float">
            <text:p>64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40" calcext:value-type="float">
            <text:p>684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64" calcext:value-type="float">
            <text:p>63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19" calcext:value-type="float">
            <text:p>74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02" calcext:value-type="float">
            <text:p>8402</text:p>
          </table:table-cell>
          <table:table-cell table:formula="of:=SUM([.B451:.B475])/25" office:value-type="float" office:value="7031.08" calcext:value-type="float">
            <text:p>7031,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647" calcext:value-type="float">
            <text:p>1364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82" calcext:value-type="float">
            <text:p>1298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765" calcext:value-type="float">
            <text:p>1276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52" calcext:value-type="float">
            <text:p>128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82" calcext:value-type="float">
            <text:p>1308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3" calcext:value-type="float">
            <text:p>1456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34" calcext:value-type="float">
            <text:p>1293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75" calcext:value-type="float">
            <text:p>144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14" calcext:value-type="float">
            <text:p>130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13" calcext:value-type="float">
            <text:p>129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717" calcext:value-type="float">
            <text:p>1271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732" calcext:value-type="float">
            <text:p>127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75" calcext:value-type="float">
            <text:p>129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792" calcext:value-type="float">
            <text:p>1279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22" calcext:value-type="float">
            <text:p>130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518" calcext:value-type="float">
            <text:p>135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20" calcext:value-type="float">
            <text:p>129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53" calcext:value-type="float">
            <text:p>1285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9" calcext:value-type="float">
            <text:p>1441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777" calcext:value-type="float">
            <text:p>127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816" calcext:value-type="float">
            <text:p>138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415" calcext:value-type="float">
            <text:p>134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78" calcext:value-type="float">
            <text:p>1297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673" calcext:value-type="float">
            <text:p>1367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283" calcext:value-type="float">
            <text:p>14283</text:p>
          </table:table-cell>
          <table:table-cell table:formula="of:=SUM([.B476:.B500])/25" office:value-type="float" office:value="13284.68" calcext:value-type="float">
            <text:p>13284,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617" calcext:value-type="float">
            <text:p>256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646" calcext:value-type="float">
            <text:p>256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105" calcext:value-type="float">
            <text:p>261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611" calcext:value-type="float">
            <text:p>256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624" calcext:value-type="float">
            <text:p>256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507" calcext:value-type="float">
            <text:p>2550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186" calcext:value-type="float">
            <text:p>2718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88" calcext:value-type="float">
            <text:p>2578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626" calcext:value-type="float">
            <text:p>276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298" calcext:value-type="float">
            <text:p>2729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817" calcext:value-type="float">
            <text:p>278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459" calcext:value-type="float">
            <text:p>2845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401" calcext:value-type="float">
            <text:p>274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676" calcext:value-type="float">
            <text:p>2767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706" calcext:value-type="float">
            <text:p>267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15" calcext:value-type="float">
            <text:p>257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31" calcext:value-type="float">
            <text:p>2573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77" calcext:value-type="float">
            <text:p>2687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305" calcext:value-type="float">
            <text:p>273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07" calcext:value-type="float">
            <text:p>2580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453" calcext:value-type="float">
            <text:p>2545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573" calcext:value-type="float">
            <text:p>2757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159" calcext:value-type="float">
            <text:p>2715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97" calcext:value-type="float">
            <text:p>2579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449" calcext:value-type="float">
            <text:p>25449</text:p>
          </table:table-cell>
          <table:table-cell table:formula="of:=SUM([.B501:.B525])/25" office:value-type="float" office:value="26517.32" calcext:value-type="float">
            <text:p>26517,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733" calcext:value-type="float">
            <text:p>5173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343" calcext:value-type="float">
            <text:p>513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263" calcext:value-type="float">
            <text:p>512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372" calcext:value-type="float">
            <text:p>5137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732" calcext:value-type="float">
            <text:p>5173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396" calcext:value-type="float">
            <text:p>5339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874" calcext:value-type="float">
            <text:p>5287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891" calcext:value-type="float">
            <text:p>5289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789" calcext:value-type="float">
            <text:p>5978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012" calcext:value-type="float">
            <text:p>5101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749" calcext:value-type="float">
            <text:p>5274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643" calcext:value-type="float">
            <text:p>516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290" calcext:value-type="float">
            <text:p>5129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201" calcext:value-type="float">
            <text:p>512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983" calcext:value-type="float">
            <text:p>5098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247" calcext:value-type="float">
            <text:p>512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997" calcext:value-type="float">
            <text:p>5199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339" calcext:value-type="float">
            <text:p>5233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084" calcext:value-type="float">
            <text:p>5208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545" calcext:value-type="float">
            <text:p>515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303" calcext:value-type="float">
            <text:p>5230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228" calcext:value-type="float">
            <text:p>512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505" calcext:value-type="float">
            <text:p>515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442" calcext:value-type="float">
            <text:p>5144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356" calcext:value-type="float">
            <text:p>51356</text:p>
          </table:table-cell>
          <table:table-cell table:formula="of:=SUM([.B526:.B550])/25" office:value-type="float" office:value="52092.68" calcext:value-type="float">
            <text:p>52092,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691" calcext:value-type="float">
            <text:p>1026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298" calcext:value-type="float">
            <text:p>1022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3604" calcext:value-type="float">
            <text:p>1036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155" calcext:value-type="float">
            <text:p>1021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438" calcext:value-type="float">
            <text:p>1024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470" calcext:value-type="float">
            <text:p>10147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996" calcext:value-type="float">
            <text:p>10299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163" calcext:value-type="float">
            <text:p>10416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3098" calcext:value-type="float">
            <text:p>1030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3361" calcext:value-type="float">
            <text:p>10336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869" calcext:value-type="float">
            <text:p>10186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481" calcext:value-type="float">
            <text:p>10248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261" calcext:value-type="float">
            <text:p>10226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963" calcext:value-type="float">
            <text:p>10296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626" calcext:value-type="float">
            <text:p>10162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3142" calcext:value-type="float">
            <text:p>1031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3455" calcext:value-type="float">
            <text:p>1034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157" calcext:value-type="float">
            <text:p>10215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538" calcext:value-type="float">
            <text:p>1025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870" calcext:value-type="float">
            <text:p>10487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959" calcext:value-type="float">
            <text:p>10295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722" calcext:value-type="float">
            <text:p>1047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64" calcext:value-type="float">
            <text:p>1020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029" calcext:value-type="float">
            <text:p>1040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313" calcext:value-type="float">
            <text:p>102313</text:p>
          </table:table-cell>
          <table:table-cell table:formula="of:=SUM([.B551:.B575])/25" office:value-type="float" office:value="102868.92" calcext:value-type="float">
            <text:p>102868,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204" calcext:value-type="float">
            <text:p>2042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714" calcext:value-type="float">
            <text:p>20371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789" calcext:value-type="float">
            <text:p>20478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154" calcext:value-type="float">
            <text:p>20515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774" calcext:value-type="float">
            <text:p>2047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556" calcext:value-type="float">
            <text:p>2045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615" calcext:value-type="float">
            <text:p>2056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6009" calcext:value-type="float">
            <text:p>2060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201" calcext:value-type="float">
            <text:p>2052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6179" calcext:value-type="float">
            <text:p>20617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529" calcext:value-type="float">
            <text:p>2035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713" calcext:value-type="float">
            <text:p>20571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629" calcext:value-type="float">
            <text:p>2046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6121" calcext:value-type="float">
            <text:p>20612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926" calcext:value-type="float">
            <text:p>2059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918" calcext:value-type="float">
            <text:p>2039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329" calcext:value-type="float">
            <text:p>2043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322" calcext:value-type="float">
            <text:p>20432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211" calcext:value-type="float">
            <text:p>2052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685" calcext:value-type="float">
            <text:p>2046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6047" calcext:value-type="float">
            <text:p>2060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039" calcext:value-type="float">
            <text:p>20503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145" calcext:value-type="float">
            <text:p>20514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590" calcext:value-type="float">
            <text:p>20559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825" calcext:value-type="float">
            <text:p>203825</text:p>
          </table:table-cell>
          <table:table-cell table:formula="of:=SUM([.B576:.B600])/25" office:value-type="float" office:value="204968.96" calcext:value-type="float">
            <text:p>204968,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8535" calcext:value-type="float">
            <text:p>4085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6209" calcext:value-type="float">
            <text:p>40620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6070" calcext:value-type="float">
            <text:p>40607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5660" calcext:value-type="float">
            <text:p>41566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8944" calcext:value-type="float">
            <text:p>40894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8848" calcext:value-type="float">
            <text:p>4088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3117" calcext:value-type="float">
            <text:p>4131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8984" calcext:value-type="float">
            <text:p>40898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3315" calcext:value-type="float">
            <text:p>4133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8625" calcext:value-type="float">
            <text:p>4086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0289" calcext:value-type="float">
            <text:p>4202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1750" calcext:value-type="float">
            <text:p>41175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3753" calcext:value-type="float">
            <text:p>41375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1854" calcext:value-type="float">
            <text:p>41185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1716" calcext:value-type="float">
            <text:p>4217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2191" calcext:value-type="float">
            <text:p>42219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8396" calcext:value-type="float">
            <text:p>42839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8194" calcext:value-type="float">
            <text:p>40819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9758" calcext:value-type="float">
            <text:p>41975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6559" calcext:value-type="float">
            <text:p>40655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1668" calcext:value-type="float">
            <text:p>41166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8459" calcext:value-type="float">
            <text:p>40845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7531" calcext:value-type="float">
            <text:p>40753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6786" calcext:value-type="float">
            <text:p>4067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8623" calcext:value-type="float">
            <text:p>408623</text:p>
          </table:table-cell>
          <table:table-cell table:formula="of:=SUM([.B601:.B625])/25" office:value-type="float" office:value="412233.36" calcext:value-type="float">
            <text:p>412233,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5838" calcext:value-type="float">
            <text:p>8258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2079" calcext:value-type="float">
            <text:p>81207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1480" calcext:value-type="float">
            <text:p>81148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1336" calcext:value-type="float">
            <text:p>8113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3692" calcext:value-type="float">
            <text:p>8136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7445" calcext:value-type="float">
            <text:p>8274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0195" calcext:value-type="float">
            <text:p>8101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2878" calcext:value-type="float">
            <text:p>81287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0649" calcext:value-type="float">
            <text:p>81064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3108" calcext:value-type="float">
            <text:p>81310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0953" calcext:value-type="float">
            <text:p>8109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3291" calcext:value-type="float">
            <text:p>8132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4085" calcext:value-type="float">
            <text:p>81408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7774" calcext:value-type="float">
            <text:p>81777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3992" calcext:value-type="float">
            <text:p>8139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2393" calcext:value-type="float">
            <text:p>81239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4638" calcext:value-type="float">
            <text:p>8146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0028" calcext:value-type="float">
            <text:p>8100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1725" calcext:value-type="float">
            <text:p>8117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1268" calcext:value-type="float">
            <text:p>81126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4300" calcext:value-type="float">
            <text:p>8143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0005" calcext:value-type="float">
            <text:p>81000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1802" calcext:value-type="float">
            <text:p>81180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0438" calcext:value-type="float">
            <text:p>8104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4590" calcext:value-type="float">
            <text:p>814590</text:p>
          </table:table-cell>
          <table:table-cell table:formula="of:=SUM([.B626:.B650])/25" office:value-type="float" office:value="813599.28" calcext:value-type="float">
            <text:p>813599,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2791" calcext:value-type="float">
            <text:p>162279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2454" calcext:value-type="float">
            <text:p>162245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5264" calcext:value-type="float">
            <text:p>162526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9693" calcext:value-type="float">
            <text:p>161969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8602" calcext:value-type="float">
            <text:p>161860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9394" calcext:value-type="float">
            <text:p>161939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7914" calcext:value-type="float">
            <text:p>161791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8891" calcext:value-type="float">
            <text:p>161889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5423" calcext:value-type="float">
            <text:p>162542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1306" calcext:value-type="float">
            <text:p>162130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6398" calcext:value-type="float">
            <text:p>162639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7677" calcext:value-type="float">
            <text:p>162767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1620" calcext:value-type="float">
            <text:p>16216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9891" calcext:value-type="float">
            <text:p>161989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32170" calcext:value-type="float">
            <text:p>163217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8312" calcext:value-type="float">
            <text:p>161831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3329" calcext:value-type="float">
            <text:p>16233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83294" calcext:value-type="float">
            <text:p>168329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2267" calcext:value-type="float">
            <text:p>162226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0269" calcext:value-type="float">
            <text:p>16202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0200" calcext:value-type="float">
            <text:p>16202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1660" calcext:value-type="float">
            <text:p>162166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8167" calcext:value-type="float">
            <text:p>161816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3181" calcext:value-type="float">
            <text:p>162318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2489" calcext:value-type="float">
            <text:p>1622489</text:p>
          </table:table-cell>
          <table:table-cell table:formula="of:=SUM([.B651:.B675])/25" office:value-type="float" office:value="1624506.24" calcext:value-type="float">
            <text:p>1624506,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6995" calcext:value-type="float">
            <text:p>323699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4726" calcext:value-type="float">
            <text:p>323472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4471" calcext:value-type="float">
            <text:p>323447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46398" calcext:value-type="float">
            <text:p>324639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7130" calcext:value-type="float">
            <text:p>32371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4452" calcext:value-type="float">
            <text:p>32344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9938" calcext:value-type="float">
            <text:p>323993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5815" calcext:value-type="float">
            <text:p>32358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4863" calcext:value-type="float">
            <text:p>323486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42931" calcext:value-type="float">
            <text:p>324293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41616" calcext:value-type="float">
            <text:p>32416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6420" calcext:value-type="float">
            <text:p>32364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42377" calcext:value-type="float">
            <text:p>324237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5046" calcext:value-type="float">
            <text:p>323504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6667" calcext:value-type="float">
            <text:p>323666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5094" calcext:value-type="float">
            <text:p>323509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8345" calcext:value-type="float">
            <text:p>323834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8172" calcext:value-type="float">
            <text:p>323817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7164" calcext:value-type="float">
            <text:p>323716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5855" calcext:value-type="float">
            <text:p>32358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46957" calcext:value-type="float">
            <text:p>324695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4612" calcext:value-type="float">
            <text:p>32346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9851" calcext:value-type="float">
            <text:p>323985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7611" calcext:value-type="float">
            <text:p>32376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7591" calcext:value-type="float">
            <text:p>3237591</text:p>
          </table:table-cell>
          <table:table-cell table:formula="of:=SUM([.B676:.B700])/25" office:value-type="float" office:value="3238043.88" calcext:value-type="float">
            <text:p>3238043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6:21:54.489607263</meta:creation-date>
    <dc:date>2019-03-09T16:42:45.915728875</dc:date>
    <meta:editing-duration>PT10M41S</meta:editing-duration>
    <meta:editing-cycles>1</meta:editing-cycles>
    <meta:document-statistic meta:table-count="1" meta:cell-count="1427" meta:object-count="0"/>
    <meta:generator>LibreOffice/6.0.7.3$Linux_X86_64 LibreOffice_project/00m0$Build-3</meta:generator>
  </office:meta>
</office:document-meta>
</file>